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973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4.929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7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3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4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7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8" style:family="graphic" style:parent-style-name="standard">
      <style:graphic-properties draw:fill-color="#00ff00" draw:textarea-horizontal-align="justify" draw:textarea-vertical-align="middle" draw:auto-grow-height="true" fo:min-height="0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3.686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4.345cm" fo:min-width="0cm" fo:wrap-option="wrap"/>
    </style:style>
    <style:style style:name="gr31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2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3" style:family="graphic" style:parent-style-name="standard">
      <style:graphic-properties draw:fill-color="#00ff00" draw:textarea-horizontal-align="justify" draw:textarea-vertical-align="middle" draw:auto-grow-height="true" fo:min-height="4.991cm" fo:min-width="0cm" fo:wrap-option="wrap"/>
    </style:style>
    <style:style style:name="gr34" style:family="graphic" style:parent-style-name="standard">
      <style:graphic-properties draw:fill-color="#ffff00" draw:textarea-horizontal-align="justify" draw:textarea-vertical-align="middle" draw:auto-grow-height="true" fo:min-height="4.423cm" fo:min-width="0cm" fo:wrap-option="wrap"/>
    </style:style>
    <style:style style:name="gr35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7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8" style:family="graphic" style:parent-style-name="standard">
      <style:graphic-properties draw:fill-color="#00ff00" draw:textarea-horizontal-align="justify" draw:textarea-vertical-align="middle" draw:auto-grow-height="true" fo:min-height="4.423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3.556cm" fo:min-width="0cm" fo:wrap-option="wrap"/>
    </style:style>
    <style:style style:name="gr40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'DejaVu LGC Sans'" style:font-family-generic="swiss" style:font-pitch="variable"/>
    </style:style>
    <style:style style:name="P15" style:family="paragraph">
      <style:paragraph-properties fo:text-align="center"/>
      <style:text-properties fo:font-family="'DejaVu LGC Sans'" style:font-family-generic="swiss" style:font-pitch="variable"/>
    </style:style>
    <style:style style:name="P16" style:family="paragraph">
      <style:paragraph-properties fo:text-align="center"/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P17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DejaVu LGC Sans'" style:font-family-generic="swiss" style:font-pitch="variable"/>
    </style:style>
    <style:style style:name="P19" style:family="paragraph">
      <style:text-properties fo:font-family="'DejaVu LGC Serif'" style:font-family-generic="roman" style:font-pitch="variable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0" style:family="text">
      <style:text-properties fo:font-family="'DejaVu LGC Sans'" style:font-family-generic="swiss" style:font-pitch="variable"/>
    </style:style>
    <style:style style:name="T11" style:family="text">
      <style:text-properties fo:font-family="'DejaVu LGC Sans'" style:font-family-generic="swiss" style:font-pitch="variable"/>
    </style:style>
    <style:style style:name="T12" style:family="text"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T13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4" style:family="text">
      <style:text-properties fo:font-family="'DejaVu LGC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33cm" svg:x="43.33cm" svg:y="31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1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1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1.271cm">
          <draw:text-box>
            <text:p><text:span text:style-name="T6">Design of Experiments</text:span></text:p>
          </draw:text-box>
        </draw:frame>
        <draw:custom-shape draw:style-name="gr7" draw:text-style-name="P10" draw:id="id1" draw:layer="layout" svg:width="13.5cm" svg:height="5.713cm" svg:x="9cm" svg:y="34.287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id="id2" draw:layer="layout" svg:width="12cm" svg:height="3.425cm" svg:x="10.5cm" svg:y="42.306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id="id5" draw:layer="layout" svg:width="16cm" svg:height="4.817cm" svg:x="10.5cm" svg:y="59.592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id="id3" draw:layer="layout" svg:width="10cm" svg:height="4.537cm" svg:x="27.5cm" svg:y="46.266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id="id6" draw:layer="layout" svg:width="8cm" svg:height="3.425cm" svg:x="26.5cm" svg:y="52.575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id="id4" draw:layer="layout" svg:width="12cm" svg:height="1.747cm" svg:x="3cm" svg:y="49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9" draw:layer="layout" svg:width="8.5cm" svg:height="7.609cm" svg:x="45.5cm" svg:y="48.391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id="id10" draw:layer="layout" svg:width="9cm" svg:height="3.425cm" svg:x="67cm" svg:y="48.537cm">
          <text:p text:style-name="P1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id="id11" draw:layer="layout" svg:width="12.5cm" svg:height="4.819cm" svg:x="53.5cm" svg:y="60.5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id="id18" draw:layer="layout" svg:width="13.5cm" svg:height="2.033cm" svg:x="36.5cm" svg:y="112.967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id="id17" draw:layer="layout" svg:width="41cm" svg:height="3.501cm" svg:x="24.5cm" svg:y="106.501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id="id16" draw:layer="layout" svg:width="10.5cm" svg:height="2.031cm" svg:x="36cm" svg:y="101.237cm">
          <text:p text:style-name="P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id="id13" draw:layer="layout" svg:width="23.5cm" svg:height="3.425cm" svg:x="29cm" svg:y="87.042cm">
          <text:p text:style-name="P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id="id12" draw:layer="layout" svg:width="11cm" svg:height="2.031cm" svg:x="29.5cm" svg:y="80.969cm">
          <text:p text:style-name="P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id="id14" draw:layer="layout" svg:width="8.5cm" svg:height="3.425cm" svg:x="33cm" svg:y="93.182cm">
          <text:p text:style-name="P1"><text:span text:style-name="T7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8.825cm" svg:height="1.729cm" svg:x="5cm" svg:y="77.771cm">
          <draw:text-box>
            <text:p><text:span text:style-name="T6">Optimization</text:span></text:p>
          </draw:text-box>
        </draw:frame>
        <draw:custom-shape draw:style-name="gr23" draw:text-style-name="P11" draw:id="id15" draw:layer="layout" svg:width="14.5cm" svg:height="4.019cm" svg:x="6cm" svg:y="83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id="id7" draw:layer="layout" svg:width="10cm" svg:height="1.824cm" svg:x="52.5cm" svg:y="34.677cm">
          <text:p text:style-name="P1"><text:span text:style-name="T9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6cm" svg:height="2.5cm" svg:x="41.5cm" svg:y="96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6cm" svg:height="2.5cm" svg:x="40.5cm" svg:y="83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4" draw:layer="layout" svg:width="6cm" svg:height="1.861cm" svg:x="54cm" svg:y="85.639cm">
          <text:p text:style-name="P1"><text:span text:style-name="T10">Driven by exposed data</text:span></text:p>
          <draw:enhanced-geometry svg:viewBox="0 0 21600 21600" draw:text-areas="800 800 20800 20800" draw:type="round-rectangular-callout" draw:modifiers="-4722.41293117814 36077.3361976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5" draw:layer="layout" svg:width="6.5cm" svg:height="3.593cm" svg:x="17cm" svg:y="86.907cm">
          <text:p text:style-name="P15"><text:span text:style-name="T11">Not a lot of literature in the conditional case</text:span></text:p>
          <draw:enhanced-geometry svg:viewBox="0 0 21600 21600" draw:text-areas="800 800 20800 20800" draw:type="round-rectangular-callout" draw:modifiers="2947.1158283341 -11028.3806343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7cm" svg:height="4.905cm" svg:x="12.5cm" svg:y="50.603cm">
          <text:p text:style-name="P1">Create 2-4 levels along axis of the SPARQL Grammar + <text:span text:style-name="T11">Comprehensive</text:span> data and platform factors</text:p>
          <draw:enhanced-geometry svg:viewBox="0 0 21600 21600" draw:text-areas="800 800 20800 20800" draw:type="round-rectangular-callout" draw:modifiers="3313.58377374661 -3737.95352629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5" draw:layer="layout" svg:width="4.5cm" svg:height="4.25cm" svg:x="6.5cm" svg:y="51.5cm">
          <text:p text:style-name="P15"><text:span text:style-name="T11">Requires significant progress in statistics</text:span></text:p>
          <draw:enhanced-geometry svg:viewBox="0 0 21600 21600" draw:text-areas="800 800 20800 20800" draw:type="round-rectangular-callout" draw:modifiers="31989.6911797378 -7845.30698659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5" draw:layer="layout" svg:width="3cm" svg:height="4.961cm" svg:x="37cm" svg:y="49.039cm">
          <text:p text:style-name="P15"><text:span text:style-name="T11">The benchmark will be heavy</text:span></text:p>
          <draw:enhanced-geometry svg:viewBox="0 0 21600 21600" draw:text-areas="800 800 20800 20800" draw:type="round-rectangular-callout" draw:modifiers="-5211.062979007 -69.6493349455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7.5cm" svg:height="3.013cm" svg:x="24.5cm" svg:y="35.487cm">
          <text:p text:style-name="P1"><text:span text:style-name="T10">There exists well-studied designs that can be adapted</text:span></text:p>
          <draw:enhanced-geometry svg:viewBox="0 0 21600 21600" draw:text-areas="800 800 20800 20800" draw:type="round-rectangular-callout" draw:modifiers="-9989.38808158912 16776.9077637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4" draw:layer="layout" svg:width="4.5cm" svg:height="1.286cm" svg:x="23.5cm" svg:y="43.214cm">
          <text:p text:style-name="P1"><text:span text:style-name="T10">SPARQL 1.0</text:span></text:p>
          <draw:enhanced-geometry svg:viewBox="0 0 21600 21600" draw:text-areas="800 800 20800 20800" draw:type="round-rectangular-callout" draw:modifiers="-6224.21684070207 15121.6783216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7cm" svg:height="5.659cm" svg:x="3cm" svg:y="42.5cm">
          <text:p text:style-name="P1"><text:span text:style-name="T12">Use selection of language features, data size, heterogenity, two platforms, etc</text:span></text:p>
          <draw:enhanced-geometry svg:viewBox="0 0 21600 21600" draw:text-areas="800 800 20800 20800" draw:type="round-rectangular-callout" draw:modifiers="26946.7790315669 5728.19787985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4.5cm" svg:height="5.045cm" svg:x="63cm" svg:y="34.98cm">
          <text:p text:style-name="P15"><text:span text:style-name="T11">Big Data that might or might not change frequently</text:span></text:p>
          <draw:enhanced-geometry svg:viewBox="0 0 21600 21600" draw:text-areas="800 800 20800 20800" draw:type="round-rectangular-callout" draw:modifiers="-7755.07664963341 2606.89655172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draw:layer="layout" svg:width="7.5cm" svg:height="1.066cm" svg:x="54cm" svg:y="37.434cm">
          <text:p text:style-name="P15"><text:span text:style-name="T11">Astronomical data</text:span></text:p>
          <draw:enhanced-geometry svg:viewBox="0 0 21600 21600" draw:text-areas="800 800 20800 20800" draw:type="round-rectangular-callout" draw:modifiers="19736.888414878 -34717.900656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5" draw:layer="layout" svg:width="5.5cm" svg:height="4.25cm" svg:x="74cm" svg:y="43.875cm">
          <text:p text:style-name="P15"><text:span text:style-name="T11">Can be used on data that lends itself well to histograms</text:span></text:p>
          <draw:enhanced-geometry svg:viewBox="0 0 21600 21600" draw:text-areas="800 800 20800 20800" draw:type="round-rectangular-callout" draw:modifiers="1927.94037447737 32590.5434015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5cm" svg:height="3.453cm" svg:x="75cm" svg:y="51.775cm">
          <text:p text:style-name="P15"><text:span text:style-name="T11">Not all data lends itself well to histograms</text:span></text:p>
          <draw:enhanced-geometry svg:viewBox="0 0 21600 21600" draw:text-areas="800 800 20800 20800" draw:type="round-rectangular-callout" draw:modifiers="-816.31673665267 -8160.97278517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7" draw:id="id8" draw:layer="layout" svg:width="12cm" svg:height="3.425cm" svg:x="50.5cm" svg:y="42.11cm">
          <text:p text:style-name="P17"><text:span text:style-name="T13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7.248cm" svg:height="5.045cm" svg:x="62.752cm" svg:y="42.438cm">
          <text:p text:style-name="P15"><text:span text:style-name="T11">In many cases, just distinguishing cases with zero or one hits would be valuable</text:span></text:p>
          <draw:enhanced-geometry svg:viewBox="0 0 21600 21600" draw:text-areas="800 800 20800 20800" draw:type="round-rectangular-callout" draw:modifiers="-5467.7886605049 5487.752675386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draw:layer="layout" svg:width="5cm" svg:height="4.11cm" svg:x="69.5cm" svg:y="57.698cm">
          <text:p text:style-name="P15"><text:span text:style-name="T11">Extend VoID and the direction set by SPLENDID</text:span></text:p>
          <draw:enhanced-geometry svg:viewBox="0 0 21600 21600" draw:text-areas="800 800 20800 20800" draw:type="round-rectangular-callout" draw:modifiers="-7238.87222555489 21153.393334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4.5cm" svg:height="2.658cm" svg:x="21cm" svg:y="45.422cm">
          <text:p text:style-name="P1"><text:span text:style-name="T11">Non-monotonic responses</text:span></text:p>
          <draw:enhanced-geometry svg:viewBox="0 0 21600 21600" draw:text-areas="800 800 20800 20800" draw:type="round-rectangular-callout" draw:modifiers="-3733.57031770718 -8196.46483640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8" draw:layer="layout" svg:width="4cm" svg:height="2.5cm" svg:x="22cm" svg:y="38.5cm">
          <text:p text:style-name="P18">Censored data</text:p>
          <draw:enhanced-geometry svg:viewBox="0 0 21600 21600" draw:text-areas="800 800 20800 20800" draw:type="round-rectangular-callout" draw:modifiers="-9598.80029992502 -3886.44542183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" draw:layer="layout" svg:width="6.5cm" svg:height="2.574cm" svg:x="55cm" svg:y="51.464cm">
          <text:p text:style-name="P1">Balance digest size <text:s/>and optimization potential</text:p>
          <draw:enhanced-geometry svg:viewBox="0 0 21600 21600" draw:text-areas="800 800 20800 20800" draw:type="round-rectangular-callout" draw:modifiers="-7339.54776188279 4261.28155339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9" draw:layer="layout" svg:width="11.162cm" svg:height="2.462cm" svg:x="69.838cm" svg:y="112.538cm">
          <draw:text-box>
            <text:p text:style-name="P19"><text:span text:style-name="T14">Problems worthy of attack</text:span></text:p>
            <text:p text:style-name="P19"><text:span text:style-name="T14">Prove their worth by hitting back</text:span></text:p>
            <text:p text:style-name="P19"><text:span text:style-name="T14">-- Piet Hein</text:span></text:p>
          </draw:text-box>
        </draw:frame>
        <draw:connector draw:style-name="gr41" draw:text-style-name="P1" draw:layer="layout" draw:type="curve" svg:x1="15.748cm" svg:y1="39.998cm" svg:x2="16.498cm" svg:y2="42.306cm" draw:start-shape="id1" draw:start-glue-point="8" draw:end-shape="id2" draw:end-glue-point="4" svg:d="m15748 39998c0 1693 750 540 750 2308">
          <text:p/>
        </draw:connector>
        <draw:connector draw:style-name="gr41" draw:text-style-name="P1" draw:layer="layout" draw:type="curve" svg:x1="16.498cm" svg:y1="45.731cm" svg:x2="27.5cm" svg:y2="48.534cm" draw:start-shape="id2" draw:start-glue-point="8" draw:end-shape="id3" draw:end-glue-point="6" svg:d="m16498 45731c0 1869 3667 2803 11002 2803">
          <text:p/>
        </draw:connector>
        <draw:connector draw:style-name="gr41" draw:text-style-name="P1" draw:layer="layout" draw:type="curve" svg:x1="12.256cm" svg:y1="45.228cm" svg:x2="9cm" svg:y2="49cm" draw:start-shape="id2" draw:start-glue-point="7" draw:end-shape="id4" svg:d="m12256 45228c0 3280-3256 1395-3256 3772">
          <text:p/>
        </draw:connector>
        <draw:connector draw:style-name="standard" draw:layer="layout" svg:x1="16.498cm" svg:y1="45.731cm" svg:x2="18.498cm" svg:y2="59.592cm" draw:start-shape="id2" draw:start-glue-point="8" draw:end-shape="id5" draw:end-glue-point="4" svg:d="m16498 45731c0 5775 2000-1155 2000 13861">
          <text:p/>
        </draw:connector>
        <draw:connector draw:style-name="gr41" draw:text-style-name="P1" draw:layer="layout" draw:type="curve" svg:x1="16.498cm" svg:y1="45.731cm" svg:x2="27.67cm" svg:y2="53.075cm" draw:start-shape="id2" draw:start-glue-point="8" draw:end-shape="id6" draw:end-glue-point="5" svg:d="m16498 45731c0 5133 11172 1461 11172 7344">
          <text:p/>
        </draw:connector>
        <draw:connector draw:style-name="gr41" draw:text-style-name="P1" draw:layer="layout" draw:type="curve" svg:x1="57.499cm" svg:y1="36.501cm" svg:x2="56.498cm" svg:y2="42.11cm" draw:start-shape="id7" draw:start-glue-point="8" draw:end-shape="id8" draw:end-glue-point="4" svg:d="m57499 36501c0 4132-1001 1328-1001 5609">
          <text:p/>
        </draw:connector>
        <draw:connector draw:style-name="gr41" draw:text-style-name="P1" draw:layer="layout" draw:type="curve" svg:x1="57.499cm" svg:y1="36.501cm" svg:x2="46.743cm" svg:y2="49.504cm" draw:start-shape="id7" draw:start-glue-point="8" draw:end-shape="id9" draw:end-glue-point="5" svg:d="m57499 36501c0 8842-10756 2341-10756 13003">
          <text:p/>
        </draw:connector>
        <draw:connector draw:style-name="gr41" draw:text-style-name="P1" draw:layer="layout" draw:type="curve" svg:x1="61.035cm" svg:y1="36.233cm" svg:x2="71.499cm" svg:y2="48.537cm" draw:start-shape="id7" draw:start-glue-point="9" draw:end-shape="id10" draw:end-glue-point="4" svg:d="m61035 36233c0 9354 10464 3202 10464 12304">
          <text:p/>
        </draw:connector>
        <draw:connector draw:style-name="gr41" draw:text-style-name="P1" draw:layer="layout" draw:type="curve" svg:x1="49.749cm" svg:y1="56cm" svg:x2="55.328cm" svg:y2="61.204cm" draw:start-shape="id9" draw:start-glue-point="8" draw:end-shape="id11" draw:end-glue-point="5" svg:d="m49749 56000c0 3373 5579 772 5579 5204">
          <text:p/>
        </draw:connector>
        <draw:connector draw:style-name="gr41" draw:text-style-name="P1" draw:layer="layout" draw:type="curve" svg:x1="71.499cm" svg:y1="51.962cm" svg:x2="64.168cm" svg:y2="61.204cm" draw:start-shape="id10" draw:start-glue-point="8" draw:end-shape="id11" draw:end-glue-point="11" svg:d="m71499 51962c0 6403-7331 1783-7331 9242">
          <text:p/>
        </draw:connector>
        <draw:connector draw:style-name="gr41" draw:text-style-name="P1" draw:layer="layout" draw:type="curve" svg:x1="56.498cm" svg:y1="45.535cm" svg:x2="59.748cm" svg:y2="60.5cm" draw:start-shape="id8" draw:start-glue-point="8" draw:end-shape="id11" draw:end-glue-point="4" svg:d="m56498 45535c0 11223 3250 3741 3250 14965">
          <text:p/>
        </draw:connector>
        <draw:connector draw:style-name="gr41" draw:text-style-name="P1" draw:layer="layout" draw:type="curve" svg:x1="18.498cm" svg:y1="64.409cm" svg:x2="34.998cm" svg:y2="80.969cm" draw:start-shape="id5" draw:start-glue-point="8" draw:end-shape="id12" draw:end-glue-point="4" svg:d="m18498 64409c0 12418 16500 4139 16500 16560">
          <text:p/>
        </draw:connector>
        <draw:connector draw:style-name="gr41" draw:text-style-name="P1" draw:layer="layout" draw:type="curve" svg:x1="34.998cm" svg:y1="83cm" svg:x2="40.747cm" svg:y2="87.042cm" draw:start-shape="id12" draw:start-glue-point="8" draw:end-shape="id13" draw:end-glue-point="4" svg:d="m34998 83000c0 3031 5749 1011 5749 4042">
          <text:p/>
        </draw:connector>
        <draw:connector draw:style-name="gr41" draw:text-style-name="P1" draw:layer="layout" draw:type="curve" svg:x1="40.747cm" svg:y1="90.467cm" svg:x2="37.249cm" svg:y2="93.182cm" draw:start-shape="id13" draw:start-glue-point="8" draw:end-shape="id14" draw:end-glue-point="4" svg:d="m40747 90467c0 2035-3498 678-3498 2715">
          <text:p/>
        </draw:connector>
        <draw:connector draw:style-name="gr41" draw:text-style-name="P1" draw:layer="layout" draw:type="curve" svg:x1="20.498cm" svg:y1="85.009cm" svg:x2="29cm" svg:y2="88.754cm" draw:start-shape="id15" draw:start-glue-point="10" draw:end-shape="id13" draw:end-glue-point="6" svg:d="m20498 85009c6340 0 2090 3745 8502 3745">
          <text:p/>
        </draw:connector>
        <draw:connector draw:style-name="gr41" draw:text-style-name="P1" draw:layer="layout" draw:type="curve" svg:x1="37.249cm" svg:y1="96.607cm" svg:x2="41.248cm" svg:y2="101.237cm" draw:start-shape="id14" draw:start-glue-point="8" draw:end-shape="id16" draw:end-glue-point="4" svg:d="m37249 96607c0 3471 3999 1156 3999 4630">
          <text:p/>
        </draw:connector>
        <draw:connector draw:style-name="gr41" draw:text-style-name="P1" draw:layer="layout" draw:type="curve" svg:x1="41.248cm" svg:y1="103.268cm" svg:x2="44.995cm" svg:y2="106.501cm" draw:start-shape="id16" draw:start-glue-point="8" draw:end-shape="id17" draw:end-glue-point="4" svg:d="m41248 103268c0 2386 3747 770 3747 3233">
          <text:p/>
        </draw:connector>
        <draw:connector draw:style-name="gr41" draw:text-style-name="P1" draw:layer="layout" draw:type="curve" svg:x1="43.248cm" svg:y1="112.967cm" svg:x2="44.995cm" svg:y2="110.002cm" draw:start-shape="id18" draw:start-glue-point="4" draw:end-shape="id17" draw:end-glue-point="8" svg:d="m43248 112967c0-2187 1747-705 1747-2965">
          <text:p/>
        </draw:connector>
        <draw:connector draw:style-name="gr41" draw:text-style-name="P1" draw:layer="layout" draw:type="curve" svg:x1="16.498cm" svg:y1="45.731cm" svg:x2="36.5cm" svg:y2="113.983cm" draw:start-shape="id2" draw:start-glue-point="8" draw:end-shape="id18" draw:end-glue-point="6" svg:d="m16498 45731c0 45502 6667 68252 20002 682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18T15:47:41</dc:date>
    <meta:editing-duration>PT44H57M37S</meta:editing-duration>
    <meta:editing-cycles>21</meta:editing-cycles>
    <meta:generator>OpenOffice.org/3.1$Unix OpenOffice.org_project/310m19$Build-9420</meta:generator>
    <dc:creator>Kjetil Kjernsmo</dc:creator>
    <meta:printed-by>Kjetil Kjernsmo</meta:printed-by>
    <meta:print-date>2012-05-18T13:45:22</meta:print-date>
    <meta:document-statistic meta:object-count="69"/>
  </office:meta>
</office:document-meta>
</file>